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script-lb.xml"/>
  <manifest:file-entry manifest:media-type="text/xml" manifest:full-path="Basic/Standard/email_grade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34cm"/>
    </style:style>
    <style:style style:name="co3" style:family="table-column">
      <style:table-column-properties fo:break-before="auto" style:column-width="2.8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style:style>
    <style:style style:name="ce2" style:family="table-cell" style:parent-style-name="Default">
      <style:table-cell-properties fo:border-bottom="none" style:text-align-source="fix" style:repeat-content="false" fo:border-left="0.002cm solid #000000" fo:border-right="none" fo:border-top="none"/>
      <style:paragraph-properties fo:text-align="center"/>
    </style:style>
    <style:style style:name="ce3" style:family="table-cell" style:parent-style-name="Default">
      <style:table-cell-properties fo:border-bottom="0.002cm solid #000000" style:text-align-source="fix" style:repeat-content="false" fo:border-left="0.002cm solid #000000" fo:border-right="none" fo:border-top="none"/>
      <style:paragraph-properties fo:text-align="center"/>
    </style:style>
    <style:style style:name="ce4" style:family="table-cell" style:parent-style-name="Default">
      <style:table-cell-properties fo:border-bottom="none" style:text-align-source="fix" style:repeat-content="false" fo:border-left="none" fo:border-right="none" fo:border-top="0.002cm solid #000000"/>
      <style:paragraph-properties fo:text-align="center"/>
    </style:style>
    <style:style style:name="ce5" style:family="table-cell" style:parent-style-name="Default">
      <style:table-cell-properties style:text-align-source="fix" style:repeat-content="false"/>
      <style:paragraph-properties fo:text-align="center"/>
    </style:style>
    <style:style style:name="ce6" style:family="table-cell" style:parent-style-name="Default">
      <style:table-cell-properties fo:border-bottom="0.002cm solid #000000" style:text-align-source="fix" style:repeat-content="false" fo:border-left="none" fo:border-right="none" fo:border-top="none"/>
      <style:paragraph-properties fo:text-align="center"/>
    </style:style>
    <style:style style:name="ce7" style:family="table-cell" style:parent-style-name="Default">
      <style:table-cell-properties fo:border-bottom="none" style:text-align-source="fix" style:repeat-content="false" fo:border-left="none" fo:border-right="0.002cm solid #000000" fo:border-top="0.002cm solid #000000"/>
      <style:paragraph-properties fo:text-align="center"/>
    </style:style>
    <style:style style:name="ce8" style:family="table-cell" style:parent-style-name="Default">
      <style:table-cell-properties fo:border-bottom="none" style:text-align-source="fix" style:repeat-content="false" fo:border-left="none" fo:border-right="0.002cm solid #000000" fo:border-top="none"/>
      <style:paragraph-properties fo:text-align="center"/>
    </style:style>
    <style:style style:name="ce9" style:family="table-cell" style:parent-style-name="Default">
      <style:table-cell-properties fo:border-bottom="0.002cm solid #000000" style:text-align-source="fix" style:repeat-content="false" fo:border-left="none" fo:border-right="0.002cm solid #000000" fo:border-top="none"/>
      <style:paragraph-properties fo:text-align="center"/>
    </style:style>
    <style:style style:name="ce10" style:family="table-cell" style:parent-style-name="Default">
      <style:table-cell-properties fo:border-bottom="none" style:text-align-source="fix" style:repeat-content="false" fo:border-left="0.018cm solid #000000" fo:border-right="0.018cm solid #000000" fo:border-top="0.018cm solid #000000" style:vertical-align="middle"/>
      <style:paragraph-properties fo:text-align="center"/>
    </style:style>
    <style:style style:name="ce11" style:family="table-cell" style:parent-style-name="Default">
      <style:table-cell-properties fo:border-bottom="none" style:text-align-source="fix" style:repeat-content="false" fo:border-left="0.018cm solid #000000" fo:border-right="none" fo:border-top="none"/>
      <style:paragraph-properties fo:text-align="center"/>
    </style:style>
    <style:style style:name="ce12" style:family="table-cell" style:parent-style-name="Default">
      <style:table-cell-properties fo:border-bottom="0.018cm solid #000000" style:text-align-source="fix" style:repeat-content="false" fo:border-left="0.018cm solid #000000" fo:border-right="none" fo:border-top="none"/>
      <style:paragraph-properties fo:text-align="center"/>
    </style:style>
    <style:style style:name="ce13" style:family="table-cell" style:parent-style-name="Default">
      <style:table-cell-properties fo:border-bottom="none" style:text-align-source="fix" style:repeat-content="false" fo:border-left="none" fo:border-right="none" fo:border-top="0.018cm solid #000000"/>
      <style:paragraph-properties fo:text-align="center"/>
    </style:style>
    <style:style style:name="ce14" style:family="table-cell" style:parent-style-name="Default">
      <style:table-cell-properties fo:border-bottom="0.018cm solid #000000" style:text-align-source="fix" style:repeat-content="false" fo:border-left="none" fo:border-right="none" fo:border-top="none"/>
      <style:paragraph-properties fo:text-align="center"/>
    </style:style>
    <style:style style:name="ce15" style:family="table-cell" style:parent-style-name="Default">
      <style:table-cell-properties fo:border-bottom="none" style:text-align-source="fix" style:repeat-content="false" fo:border-left="none" fo:border-right="0.018cm solid #000000" fo:border-top="0.018cm solid #000000"/>
      <style:paragraph-properties fo:text-align="center"/>
    </style:style>
    <style:style style:name="ce16" style:family="table-cell" style:parent-style-name="Default">
      <style:table-cell-properties fo:border-bottom="none" style:text-align-source="fix" style:repeat-content="false" fo:border-left="none" fo:border-right="0.018cm solid #000000" fo:border-top="none"/>
      <style:paragraph-properties fo:text-align="center"/>
    </style:style>
    <style:style style:name="ce17" style:family="table-cell" style:parent-style-name="Default">
      <style:table-cell-properties fo:border-bottom="0.018cm solid #000000" style:text-align-source="fix" style:repeat-content="false" fo:border-left="none" fo:border-right="0.018cm solid #000000" fo:border-top="none"/>
      <style:paragraph-properties fo:text-align="center"/>
    </style:style>
    <style:style style:name="ta_extref" style:family="table">
      <style:table-properties table:display="false"/>
    </style:style>
    <style:style style:name="P1" style:family="paragraph">
      <style:paragraph-properties fo:text-align="center"/>
    </style:style>
  </office:automatic-styles>
  <office:body>
    <office:spreadsheet>
      <table:table table:name="Sheet1" table:style-name="ta1"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sendgrade1" form:control-implementation="ooo:com.sun.star.form.component.CommandButton" form:id="control1" form:label="Send grade t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mail_grades.sendgrade1?language=Basic&amp;location=document"/>
              </office:event-listeners>
            </form:button>
            <form:button form:name="sendgrade2" form:control-implementation="ooo:com.sun.star.form.component.CommandButton" form:id="control2" form:label="Send grade t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mail_grades.sendgrade2?language=Basic&amp;location=document"/>
              </office:event-listeners>
            </form:button>
            <form:button form:name="sendgrade3" form:control-implementation="ooo:com.sun.star.form.component.CommandButton" form:id="control3" form:label="Send grade t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mail_grades.sendgrade3?language=Basic&amp;location=document"/>
              </office:event-listeners>
            </form:button>
            <form:button form:name="Sendgrade4" form:control-implementation="ooo:com.sun.star.form.component.CommandButton" form:id="control4" form:label="Send grade t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mail_grades.sendgrade4?language=Basic&amp;location=document"/>
              </office:event-listeners>
            </form:button>
            <form:button form:name="sendgrade5" form:control-implementation="ooo:com.sun.star.form.component.CommandButton" form:id="control5" form:label="Send grade to"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mail_grades.sendgrade5?language=Basic&amp;location=document"/>
              </office:event-listeners>
            </form:button>
          </form:form>
        </office:forms>
        <table:table-column table:style-name="co1" table:default-cell-style-name="ce2"/>
        <table:table-column table:style-name="co1" table:default-cell-style-name="ce5"/>
        <table:table-column table:style-name="co2" table:default-cell-style-name="ce5"/>
        <table:table-column table:style-name="co3" table:default-cell-style-name="ce8"/>
        <table:table-column table:style-name="co1" table:default-cell-style-name="ce11"/>
        <table:table-column table:style-name="co1" table:number-columns-repeated="3" table:default-cell-style-name="ce5"/>
        <table:table-column table:style-name="co1" table:default-cell-style-name="ce16"/>
        <table:table-column table:style-name="co1" table:default-cell-style-name="ce11"/>
        <table:table-column table:style-name="co1" table:number-columns-repeated="3" table:default-cell-style-name="ce5"/>
        <table:table-column table:style-name="co1" table:default-cell-style-name="ce16"/>
        <table:table-column table:style-name="co1" table:default-cell-style-name="ce11"/>
        <table:table-column table:style-name="co1" table:default-cell-style-name="ce5"/>
        <table:table-column table:style-name="co1" table:default-cell-style-name="ce16"/>
        <table:table-column table:style-name="co1" table:default-cell-style-name="ce11"/>
        <table:table-column table:style-name="co1" table:default-cell-style-name="ce16"/>
        <table:table-row table:style-name="ro1">
          <table:table-cell table:style-name="ce1" office:value-type="string" table:number-columns-spanned="4" table:number-rows-spanned="1">
            <text:p>Student</text:p>
          </table:table-cell>
          <table:covered-table-cell table:style-name="ce4"/>
          <table:covered-table-cell table:style-name="ce4"/>
          <table:covered-table-cell table:style-name="ce7"/>
          <table:table-cell table:style-name="ce10" office:value-type="string" table:number-columns-spanned="5" table:number-rows-spanned="1">
            <text:p>Homework</text:p>
          </table:table-cell>
          <table:covered-table-cell table:style-name="ce13"/>
          <table:covered-table-cell table:style-name="ce13"/>
          <table:covered-table-cell table:style-name="ce13"/>
          <table:covered-table-cell table:style-name="ce15"/>
          <table:table-cell table:style-name="ce10" office:value-type="string" table:number-columns-spanned="5" table:number-rows-spanned="1">
            <text:p>Quizzes</text:p>
          </table:table-cell>
          <table:covered-table-cell table:style-name="ce13"/>
          <table:covered-table-cell table:style-name="ce13"/>
          <table:covered-table-cell table:style-name="ce13"/>
          <table:covered-table-cell table:style-name="ce15"/>
          <table:table-cell table:style-name="ce10" office:value-type="string" table:number-columns-spanned="3" table:number-rows-spanned="1">
            <text:p>Project</text:p>
          </table:table-cell>
          <table:covered-table-cell table:style-name="ce13"/>
          <table:covered-table-cell table:style-name="ce15"/>
          <table:table-cell table:style-name="ce10" office:value-type="string" table:number-columns-spanned="2" table:number-rows-spanned="1">
            <text:p>Final</text:p>
          </table:table-cell>
          <table:covered-table-cell table:style-name="ce15"/>
        </table:table-row>
        <table:table-row table:style-name="ro1">
          <table:table-cell office:value-type="string">
            <text:p>First name</text:p>
          </table:table-cell>
          <table:table-cell office:value-type="string">
            <text:p>Last name</text:p>
          </table:table-cell>
          <table:table-cell/>
          <table:table-cell office:value-type="string">
            <text:p>email</text:p>
          </table:table-cell>
          <table:table-cell office:value-type="string">
            <text:p>HW1</text:p>
          </table:table-cell>
          <table:table-cell office:value-type="string">
            <text:p>HW2</text:p>
          </table:table-cell>
          <table:table-cell office:value-type="string">
            <text:p>HW3</text:p>
          </table:table-cell>
          <table:table-cell office:value-type="string">
            <text:p>HW4</text:p>
          </table:table-cell>
          <table:table-cell office:value-type="string">
            <text:p>Total</text:p>
          </table:table-cell>
          <table:table-cell office:value-type="string">
            <text:p>Quiz1</text:p>
          </table:table-cell>
          <table:table-cell office:value-type="string">
            <text:p>Quiz2</text:p>
          </table:table-cell>
          <table:table-cell office:value-type="string">
            <text:p>Quiz3</text:p>
          </table:table-cell>
          <table:table-cell office:value-type="string">
            <text:p>Quiz4</text:p>
          </table:table-cell>
          <table:table-cell office:value-type="string">
            <text:p>Total</text:p>
          </table:table-cell>
          <table:table-cell office:value-type="string">
            <text:p>Presentation</text:p>
          </table:table-cell>
          <table:table-cell office:value-type="string">
            <text:p>Demo</text:p>
          </table:table-cell>
          <table:table-cell table:number-columns-repeated="2" office:value-type="string">
            <text:p>Total</text:p>
          </table:table-cell>
          <table:table-cell office:value-type="string">
            <text:p>Grade</text:p>
          </table:table-cell>
        </table:table-row>
        <table:table-row table:style-name="ro1">
          <table:table-cell/>
          <table:table-cell>
            <draw:control table:end-cell-address="Sheet1.D5" table:end-x="0.009cm" table:end-y="0.053cm" draw:z-index="0" draw:text-style-name="P1" svg:width="3.359cm" svg:height="0.608cm" svg:x="2.229cm" svg:y="0.45cm" draw:control="control1"/>
          </table:table-cell>
          <table:table-cell table:number-columns-repeated="17"/>
        </table:table-row>
        <table:table-row table:style-name="ro1">
          <table:table-cell office:value-type="string">
            <text:p>John</text:p>
          </table:table-cell>
          <table:table-cell office:value-type="string">
            <text:p>Doe</text:p>
          </table:table-cell>
          <table:table-cell/>
          <table:table-cell office:value-type="string">
            <text:p><text:a xlink:href="mailto:jde123@rit.edu">jde123@rit.edu</text:a></text:p>
          </table:table-cell>
          <table:table-cell office:value-type="float" office:value="10">
            <text:p>10</text:p>
          </table:table-cell>
          <table:table-cell table:number-columns-repeated="2" office:value-type="float" office:value="20">
            <text:p>20</text:p>
          </table:table-cell>
          <table:table-cell office:value-type="float" office:value="10">
            <text:p>10</text:p>
          </table:table-cell>
          <table:table-cell table:formula="of:=[.E4]+[.F4]+[.G4]+[.H4]" office:value-type="float" office:value="60">
            <text:p>60</text:p>
          </table:table-cell>
          <table:table-cell table:number-columns-repeated="2" office:value-type="float" office:value="25">
            <text:p>25</text:p>
          </table:table-cell>
          <table:table-cell table:number-columns-repeated="2" office:value-type="float" office:value="0">
            <text:p>0</text:p>
          </table:table-cell>
          <table:table-cell table:formula="of:=[.J4]+[.K4]+[.L4]+[.M4]" office:value-type="float" office:value="50">
            <text:p>50</text:p>
          </table:table-cell>
          <table:table-cell table:number-columns-repeated="2" office:value-type="float" office:value="40">
            <text:p>40</text:p>
          </table:table-cell>
          <table:table-cell table:formula="of:=[.O4]+[.P4]" office:value-type="float" office:value="80">
            <text:p>80</text:p>
          </table:table-cell>
          <table:table-cell table:formula="of:=[.I4]+[.N4]+[.Q4]" office:value-type="float" office:value="190">
            <text:p>190</text:p>
          </table:table-cell>
          <table:table-cell table:formula="of:=IF([.R4]&gt;270;&quot;A&quot;;IF([.R4]&gt;240;&quot;B&quot;;IF([.R4]&gt;210;&quot;C&quot;;IF([.R4]&gt;180;&quot;D&quot;;&quot;F&quot;))))" office:value-type="string" office:string-value="D">
            <text:p>D</text:p>
          </table:table-cell>
        </table:table-row>
        <table:table-row table:style-name="ro1">
          <table:table-cell/>
          <table:table-cell>
            <draw:control table:end-cell-address="Sheet1.C7" table:end-x="3.274cm" table:end-y="0.026cm" draw:z-index="1" draw:text-style-name="P1" svg:width="3.276cm" svg:height="0.607cm" svg:x="2.256cm" svg:y="0.424cm" draw:control="control2"/>
          </table:table-cell>
          <table:table-cell table:number-columns-repeated="17"/>
        </table:table-row>
        <table:table-row table:style-name="ro1">
          <table:table-cell office:value-type="string">
            <text:p>John</text:p>
          </table:table-cell>
          <table:table-cell office:value-type="string">
            <text:p>Smith</text:p>
          </table:table-cell>
          <table:table-cell/>
          <table:table-cell office:value-type="string">
            <text:p><text:a xlink:href="mailto:jss123@rit.edu">jss123@rit.edu</text:a></text:p>
          </table:table-cell>
          <table:table-cell table:number-columns-repeated="3" office:value-type="float" office:value="20">
            <text:p>20</text:p>
          </table:table-cell>
          <table:table-cell office:value-type="float" office:value="15">
            <text:p>15</text:p>
          </table:table-cell>
          <table:table-cell table:formula="of:=[.E6]+[.F6]+[.G6]+[.H6]" office:value-type="float" office:value="75">
            <text:p>75</text:p>
          </table:table-cell>
          <table:table-cell table:number-columns-repeated="2" office:value-type="float" office:value="25">
            <text:p>25</text:p>
          </table:table-cell>
          <table:table-cell office:value-type="float" office:value="15">
            <text:p>15</text:p>
          </table:table-cell>
          <table:table-cell office:value-type="float" office:value="20">
            <text:p>20</text:p>
          </table:table-cell>
          <table:table-cell table:formula="of:=[.J6]+[.K6]+[.L6]+[.M6]" office:value-type="float" office:value="85">
            <text:p>85</text:p>
          </table:table-cell>
          <table:table-cell office:value-type="float" office:value="40">
            <text:p>40</text:p>
          </table:table-cell>
          <table:table-cell office:value-type="float" office:value="50">
            <text:p>50</text:p>
          </table:table-cell>
          <table:table-cell table:formula="of:=[.O6]+[.P6]" office:value-type="float" office:value="90">
            <text:p>90</text:p>
          </table:table-cell>
          <table:table-cell table:formula="of:=[.I6]+[.N6]+[.Q6]" office:value-type="float" office:value="250">
            <text:p>250</text:p>
          </table:table-cell>
          <table:table-cell table:formula="of:=IF([.R6]&gt;270;&quot;A&quot;;IF([.R6]&gt;240;&quot;B&quot;;IF([.R6]&gt;210;&quot;C&quot;;IF([.R6]&gt;180;&quot;D&quot;;&quot;F&quot;))))" office:value-type="string" office:string-value="B">
            <text:p>B</text:p>
          </table:table-cell>
        </table:table-row>
        <table:table-row table:style-name="ro1">
          <table:table-cell/>
          <table:table-cell>
            <draw:control table:end-cell-address="Sheet1.C9" table:end-x="3.22cm" table:end-y="0.08cm" draw:z-index="2" draw:text-style-name="P1" svg:width="3.248cm" svg:height="0.608cm" svg:x="2.23cm" svg:y="0.477cm" draw:control="control3"/>
          </table:table-cell>
          <table:table-cell table:number-columns-repeated="17"/>
        </table:table-row>
        <table:table-row table:style-name="ro1">
          <table:table-cell table:number-columns-repeated="2" office:value-type="string">
            <text:p>Alice</text:p>
          </table:table-cell>
          <table:table-cell/>
          <table:table-cell office:value-type="string">
            <text:p><text:a xlink:href="mailto:aaa123@rit.edu">aaa123@rit.edu</text:a></text:p>
          </table:table-cell>
          <table:table-cell table:number-columns-repeated="3" office:value-type="float" office:value="15">
            <text:p>15</text:p>
          </table:table-cell>
          <table:table-cell office:value-type="float" office:value="10">
            <text:p>10</text:p>
          </table:table-cell>
          <table:table-cell table:formula="of:=[.E8]+[.F8]+[.G8]+[.H8]" office:value-type="float" office:value="55">
            <text:p>55</text:p>
          </table:table-cell>
          <table:table-cell table:number-columns-repeated="2" office:value-type="float" office:value="22">
            <text:p>22</text:p>
          </table:table-cell>
          <table:table-cell office:value-type="float" office:value="20">
            <text:p>20</text:p>
          </table:table-cell>
          <table:table-cell office:value-type="float" office:value="15">
            <text:p>15</text:p>
          </table:table-cell>
          <table:table-cell table:formula="of:=[.J8]+[.K8]+[.L8]+[.M8]" office:value-type="float" office:value="79">
            <text:p>79</text:p>
          </table:table-cell>
          <table:table-cell table:number-columns-repeated="2" office:value-type="float" office:value="50">
            <text:p>50</text:p>
          </table:table-cell>
          <table:table-cell table:formula="of:=[.O8]+[.P8]" office:value-type="float" office:value="100">
            <text:p>100</text:p>
          </table:table-cell>
          <table:table-cell table:formula="of:=[.I8]+[.N8]+[.Q8]" office:value-type="float" office:value="234">
            <text:p>234</text:p>
          </table:table-cell>
          <table:table-cell table:formula="of:=IF([.R8]&gt;270;&quot;A&quot;;IF([.R8]&gt;240;&quot;B&quot;;IF([.R8]&gt;210;&quot;C&quot;;IF([.R8]&gt;180;&quot;D&quot;;&quot;F&quot;))))" office:value-type="string" office:string-value="C">
            <text:p>C</text:p>
          </table:table-cell>
        </table:table-row>
        <table:table-row table:style-name="ro1">
          <table:table-cell table:number-columns-repeated="19"/>
        </table:table-row>
        <table:table-row table:style-name="ro1">
          <table:table-cell table:number-columns-repeated="2" office:value-type="string">
            <text:p>Bob</text:p>
          </table:table-cell>
          <table:table-cell>
            <draw:control table:end-cell-address="Sheet1.C11" table:end-x="3.248cm" table:end-y="0.027cm" draw:z-index="3" draw:text-style-name="P1" svg:width="3.221cm" svg:height="0.529cm" svg:x="0.027cm" svg:y="0cm" draw:control="control4"/>
          </table:table-cell>
          <table:table-cell office:value-type="string">
            <text:p><text:a xlink:href="mailto:bbb123@rit.edu">bbb123@rit.edu</text:a></text:p>
          </table:table-cell>
          <table:table-cell office:value-type="float" office:value="20">
            <text:p>20</text:p>
          </table:table-cell>
          <table:table-cell office:value-type="float" office:value="17">
            <text:p>17</text:p>
          </table:table-cell>
          <table:table-cell office:value-type="float" office:value="18">
            <text:p>18</text:p>
          </table:table-cell>
          <table:table-cell office:value-type="float" office:value="19">
            <text:p>19</text:p>
          </table:table-cell>
          <table:table-cell table:formula="of:=[.E10]+[.F10]+[.G10]+[.H10]" office:value-type="float" office:value="74">
            <text:p>74</text:p>
          </table:table-cell>
          <table:table-cell table:number-columns-repeated="4" office:value-type="float" office:value="25">
            <text:p>25</text:p>
          </table:table-cell>
          <table:table-cell table:formula="of:=[.J10]+[.K10]+[.L10]+[.M10]" office:value-type="float" office:value="100">
            <text:p>100</text:p>
          </table:table-cell>
          <table:table-cell table:number-columns-repeated="2" office:value-type="float" office:value="50">
            <text:p>50</text:p>
          </table:table-cell>
          <table:table-cell table:formula="of:=[.O10]+[.P10]" office:value-type="float" office:value="100">
            <text:p>100</text:p>
          </table:table-cell>
          <table:table-cell table:formula="of:=[.I10]+[.N10]+[.Q10]" office:value-type="float" office:value="274">
            <text:p>274</text:p>
          </table:table-cell>
          <table:table-cell table:formula="of:=IF([.R10]&gt;270;&quot;A&quot;;IF([.R10]&gt;240;&quot;B&quot;;IF([.R10]&gt;210;&quot;C&quot;;IF([.R10]&gt;180;&quot;D&quot;;&quot;F&quot;))))" office:value-type="string" office:string-value="A">
            <text:p>A</text:p>
          </table:table-cell>
        </table:table-row>
        <table:table-row table:style-name="ro1">
          <table:table-cell table:number-columns-repeated="19"/>
        </table:table-row>
        <table:table-row table:style-name="ro1">
          <table:table-cell table:style-name="ce3" office:value-type="string">
            <text:p>Eve</text:p>
          </table:table-cell>
          <table:table-cell table:style-name="ce6" office:value-type="string">
            <text:p>Eve</text:p>
          </table:table-cell>
          <table:table-cell table:style-name="ce6">
            <draw:control table:end-cell-address="Sheet1.C13" table:end-x="3.275cm" table:end-y="0.027cm" draw:z-index="4" draw:text-style-name="P1" svg:width="3.276cm" svg:height="0.529cm" svg:x="-0.001cm" svg:y="0.001cm" draw:control="control5"/>
          </table:table-cell>
          <table:table-cell table:style-name="ce9" office:value-type="string">
            <text:p><text:a xlink:href="mailto:eee123@rit.edu">eee123@rit.edu</text:a></text:p>
          </table:table-cell>
          <table:table-cell table:style-name="ce12" office:value-type="float" office:value="15">
            <text:p>15</text:p>
          </table:table-cell>
          <table:table-cell table:style-name="ce14" office:value-type="float" office:value="10">
            <text:p>10</text:p>
          </table:table-cell>
          <table:table-cell table:style-name="ce14" office:value-type="float" office:value="15">
            <text:p>15</text:p>
          </table:table-cell>
          <table:table-cell table:style-name="ce14" office:value-type="float" office:value="16">
            <text:p>16</text:p>
          </table:table-cell>
          <table:table-cell table:style-name="ce17" table:formula="of:=[.E12]+[.F12]+[.G12]+[.H12]" office:value-type="float" office:value="56">
            <text:p>56</text:p>
          </table:table-cell>
          <table:table-cell table:style-name="ce12" office:value-type="float" office:value="20">
            <text:p>20</text:p>
          </table:table-cell>
          <table:table-cell table:style-name="ce14" office:value-type="float" office:value="20">
            <text:p>20</text:p>
          </table:table-cell>
          <table:table-cell table:style-name="ce14" office:value-type="float" office:value="20">
            <text:p>20</text:p>
          </table:table-cell>
          <table:table-cell table:style-name="ce14" office:value-type="float" office:value="20">
            <text:p>20</text:p>
          </table:table-cell>
          <table:table-cell table:style-name="ce17" table:formula="of:=[.J12]+[.K12]+[.L12]+[.M12]" office:value-type="float" office:value="80">
            <text:p>80</text:p>
          </table:table-cell>
          <table:table-cell table:style-name="ce12" office:value-type="float" office:value="40">
            <text:p>40</text:p>
          </table:table-cell>
          <table:table-cell table:style-name="ce14" office:value-type="float" office:value="40">
            <text:p>40</text:p>
          </table:table-cell>
          <table:table-cell table:style-name="ce17" table:formula="of:=[.O12]+[.P12]" office:value-type="float" office:value="80">
            <text:p>80</text:p>
          </table:table-cell>
          <table:table-cell table:style-name="ce12" table:formula="of:=[.I12]+[.N12]+[.Q12]" office:value-type="float" office:value="216">
            <text:p>216</text:p>
          </table:table-cell>
          <table:table-cell table:style-name="ce17" table:formula="of:=IF([.R12]&gt;270;&quot;A&quot;;IF([.R12]&gt;240;&quot;B&quot;;IF([.R12]&gt;210;&quot;C&quot;;IF([.R12]&gt;180;&quot;D&quot;;&quot;F&quot;))))" office:value-type="string" office:string-value="C">
            <text:p>C</text:p>
          </table:table-cell>
        </table:table-row>
      </table:table>
      <table:table table:name="Sheet2" table:style-name="ta1" table:print="false">
        <office:forms form:automatic-focus="false" form:apply-design-mode="false"/>
        <table:table-column table:style-name="co1" table:number-columns-repeated="5" table:default-cell-style-name="Default"/>
        <table:table-row table:style-name="ro1">
          <table:table-cell office:value-type="string">
            <text:p>student grade report </text:p>
          </table:table-cell>
          <table:table-cell table:number-columns-repeated="4"/>
        </table:table-row>
        <table:table-row table:style-name="ro1">
          <table:table-cell table:number-columns-repeated="5"/>
        </table:table-row>
        <table:table-row table:style-name="ro1">
          <table:table-cell office:value-type="string">
            <text:p>name</text:p>
          </table:table-cell>
          <table:table-cell office:value-type="string">
            <text:p>Eve Eve</text:p>
          </table:table-cell>
          <table:table-cell/>
          <table:table-cell office:value-type="string">
            <text:p>final Total</text:p>
          </table:table-cell>
          <table:table-cell table:formula="of:=[.B12]+[.B21]+[.B28]" office:value-type="float" office:value="216">
            <text:p>216</text:p>
          </table:table-cell>
        </table:table-row>
        <table:table-row table:style-name="ro1">
          <table:table-cell table:number-columns-repeated="3"/>
          <table:table-cell office:value-type="string">
            <text:p>final grade</text:p>
          </table:table-cell>
          <table:table-cell office:value-type="string">
            <text:p>C</text:p>
          </table:table-cell>
        </table:table-row>
        <table:table-row table:style-name="ro1">
          <table:table-cell office:value-type="string">
            <text:p>Homework</text:p>
          </table:table-cell>
          <table:table-cell table:number-columns-repeated="4"/>
        </table:table-row>
        <table:table-row table:style-name="ro1">
          <table:table-cell table:number-columns-repeated="5"/>
        </table:table-row>
        <table:table-row table:style-name="ro1">
          <table:table-cell office:value-type="string">
            <text:p>HW1</text:p>
          </table:table-cell>
          <table:table-cell office:value-type="float" office:value="15">
            <text:p>15</text:p>
          </table:table-cell>
          <table:table-cell table:number-columns-repeated="3"/>
        </table:table-row>
        <table:table-row table:style-name="ro1">
          <table:table-cell office:value-type="string">
            <text:p>HW2</text:p>
          </table:table-cell>
          <table:table-cell office:value-type="float" office:value="10">
            <text:p>10</text:p>
          </table:table-cell>
          <table:table-cell table:number-columns-repeated="3"/>
        </table:table-row>
        <table:table-row table:style-name="ro1">
          <table:table-cell office:value-type="string">
            <text:p>HW3</text:p>
          </table:table-cell>
          <table:table-cell office:value-type="float" office:value="15">
            <text:p>15</text:p>
          </table:table-cell>
          <table:table-cell table:number-columns-repeated="3"/>
        </table:table-row>
        <table:table-row table:style-name="ro1">
          <table:table-cell office:value-type="string">
            <text:p>HW4</text:p>
          </table:table-cell>
          <table:table-cell office:value-type="float" office:value="16">
            <text:p>16</text:p>
          </table:table-cell>
          <table:table-cell table:number-columns-repeated="3"/>
        </table:table-row>
        <table:table-row table:style-name="ro1">
          <table:table-cell table:number-columns-repeated="5"/>
        </table:table-row>
        <table:table-row table:style-name="ro1">
          <table:table-cell office:value-type="string">
            <text:p>Total</text:p>
          </table:table-cell>
          <table:table-cell table:formula="of:=[.B7]+[.B8]+[.B9]+[.B10]" office:value-type="float" office:value="56">
            <text:p>56</text:p>
          </table:table-cell>
          <table:table-cell table:number-columns-repeated="3"/>
        </table:table-row>
        <table:table-row table:style-name="ro1">
          <table:table-cell table:number-columns-repeated="5"/>
        </table:table-row>
        <table:table-row table:style-name="ro1">
          <table:table-cell office:value-type="string">
            <text:p>Quizzes</text:p>
          </table:table-cell>
          <table:table-cell table:number-columns-repeated="4"/>
        </table:table-row>
        <table:table-row table:style-name="ro1">
          <table:table-cell table:number-columns-repeated="5"/>
        </table:table-row>
        <table:table-row table:style-name="ro1">
          <table:table-cell office:value-type="string">
            <text:p>Quiz1</text:p>
          </table:table-cell>
          <table:table-cell office:value-type="float" office:value="20">
            <text:p>20</text:p>
          </table:table-cell>
          <table:table-cell table:number-columns-repeated="3"/>
        </table:table-row>
        <table:table-row table:style-name="ro1">
          <table:table-cell office:value-type="string">
            <text:p>Quiz2</text:p>
          </table:table-cell>
          <table:table-cell office:value-type="float" office:value="20">
            <text:p>20</text:p>
          </table:table-cell>
          <table:table-cell table:number-columns-repeated="3"/>
        </table:table-row>
        <table:table-row table:style-name="ro1">
          <table:table-cell office:value-type="string">
            <text:p>Quiz3</text:p>
          </table:table-cell>
          <table:table-cell office:value-type="float" office:value="20">
            <text:p>20</text:p>
          </table:table-cell>
          <table:table-cell table:number-columns-repeated="3"/>
        </table:table-row>
        <table:table-row table:style-name="ro1">
          <table:table-cell office:value-type="string">
            <text:p>Quiz4</text:p>
          </table:table-cell>
          <table:table-cell office:value-type="float" office:value="20">
            <text:p>20</text:p>
          </table:table-cell>
          <table:table-cell table:number-columns-repeated="3"/>
        </table:table-row>
        <table:table-row table:style-name="ro1">
          <table:table-cell table:number-columns-repeated="5"/>
        </table:table-row>
        <table:table-row table:style-name="ro1">
          <table:table-cell office:value-type="string">
            <text:p>Total</text:p>
          </table:table-cell>
          <table:table-cell table:formula="of:=[.B16]+[.B17]+[.B18]+[.B19]" office:value-type="float" office:value="80">
            <text:p>80</text:p>
          </table:table-cell>
          <table:table-cell table:number-columns-repeated="3"/>
        </table:table-row>
        <table:table-row table:style-name="ro1">
          <table:table-cell table:number-columns-repeated="5"/>
        </table:table-row>
        <table:table-row table:style-name="ro1">
          <table:table-cell office:value-type="string">
            <text:p>Project</text:p>
          </table:table-cell>
          <table:table-cell table:number-columns-repeated="4"/>
        </table:table-row>
        <table:table-row table:style-name="ro1">
          <table:table-cell table:number-columns-repeated="5"/>
        </table:table-row>
        <table:table-row table:style-name="ro1">
          <table:table-cell office:value-type="string">
            <text:p>Presentation</text:p>
          </table:table-cell>
          <table:table-cell office:value-type="float" office:value="40">
            <text:p>40</text:p>
          </table:table-cell>
          <table:table-cell table:number-columns-repeated="3"/>
        </table:table-row>
        <table:table-row table:style-name="ro1">
          <table:table-cell office:value-type="string">
            <text:p>Demo</text:p>
          </table:table-cell>
          <table:table-cell office:value-type="float" office:value="40">
            <text:p>40</text:p>
          </table:table-cell>
          <table:table-cell table:number-columns-repeated="3"/>
        </table:table-row>
        <table:table-row table:style-name="ro1">
          <table:table-cell table:number-columns-repeated="5"/>
        </table:table-row>
        <table:table-row table:style-name="ro1">
          <table:table-cell office:value-type="string">
            <text:p>Total</text:p>
          </table:table-cell>
          <table:table-cell table:formula="of:=[.B25]+[.B26]" office:value-type="float" office:value="80">
            <text:p>80</text:p>
          </table:table-cell>
          <table:table-cell table:number-columns-repeated="3"/>
        </table:table-row>
      </table:table>
      <table:table table:name="Sheet3" table:style-name="ta1" table:print="false">
        <office:forms form:automatic-focus="false" form:apply-design-mode="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n" fo:country="GB"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en" fo:country="GB"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8">18/05/2010</text:date>, <text:time>21:50: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oham </meta:initial-creator>
    <meta:creation-date>2010-05-18T19:11:47</meta:creation-date>
    <dc:date>2010-05-18T21:50:24</dc:date>
    <dc:creator>Soham </dc:creator>
    <meta:editing-duration>PT02H21M47S</meta:editing-duration>
    <meta:editing-cycles>42</meta:editing-cycles>
    <meta:generator>OpenOffice.org/3.1$Unix OpenOffice.org_project/310m19$Build-9420</meta:generator>
    <meta:document-statistic meta:table-count="3" meta:cell-count="149" meta:object-count="5"/>
  </office:meta>
</office:document-meta>
</file>

<file path=Basic/Standard/email_grades.xml><?xml version="1.0" encoding="utf-8"?>
<!DOCTYPE module  PUBLIC '-//OpenOffice.org//DTD OfficeDocument 1.0//EN'  'module.dtd'>
<script:module xmlns:script="http://openoffice.org/2000/script" script:name="email_grades" script:language="StarBasic">REM  *****  BASIC  *****

option explicit
dim stuurl as string

'Each of the sendgrade function is tied to each of the student buttons that are pressed.
'every individual macro fires the generic create spread sheet and then the email macro by passing respective parameters.

sub sendgrade1
	dim rownum as string
	rownum = "4"
	createsheet rownum
end sub

sub sendgrade2
	dim rownum as string
	rownum = "6"
	createsheet rownum
end sub

sub sendgrade3
	dim rownum as string
	rownum = "8"
	createsheet rownum
end sub

sub sendgrade4
	dim rownum as string
	rownum = "10"
	createsheet rownum
end sub

sub sendgrade5
	dim rownum as string
	rownum = "12"
	createsheet rownum
end sub

' the macro that creates the final result sheet
sub createsheet ( rownumber as string )
	' the variables declared initially. The object ones are for the cell and spread sheet stuff. Strings and integers for maipulating inside files.
	dim gradefileurl, deskservice, gradedoc, fname, lname, studoc, cell1, cell2, cell3 as object
	dim colid, stusheetname, rowname, emailid, stuurl1 as string
	dim i, rownum as integer
	
	' the main grade file has a hard coded path
	gradefileurl = convertToUrl("/host/Users/Soham/workspace/SDTL/project.ods") 'this is path for linux hard coded
	'gradefileurl = converttourl("C:\Users\Soham\workspace\SDTL\project.ods") path in windows
	deskservice = createUnoService ("com.sun.star.frame.Desktop")
	gradedoc = deskservice.loadComponentFromURL (gradefileurl, "_blank", 0, Array())
	colid = "a" &amp; rownumber
    fname = gradedoc.sheets(0).getCellrangebyname (colid)
    colid = "b" &amp; rownumber
    lname = gradedoc.sheets(0).getcellrangebyname(colid)
    stusheetname = fname.string &amp; "_" &amp; lname.string &amp; "_grade_sheet.ods"
    stuurl = "/host/Users/Soham/workspace/SDTL/" &amp; stusheetname
    'stuurl = "C:\Users\Soham\workspace\SDTL\" &amp; stusheetname for windows
    'Create a student specific spread sheet.
	If fileExists (stuurl) Then
		stuurl1 = convertToUrl(stuurl)
    Else
        stuurl1 = "private:factory/scalc"
    End If
    studoc = deskservice.loadComponentFromURL (stuurl1, "_blank", 0, Array()) 
    
    'Once you get the student spread sheet now decorate it.   
    cell1 = studoc.Sheets(0).getCellrangebyname ("A1")
    cell1.String = "student grade report "
    cell1 = studoc.Sheets(0).getCellrangebyname ("A3")
    cell1.string = "name"
    colid = "a" &amp; rownumber
    cell2 = gradedoc.Sheets(0).getCellrangebyname (colid)
    colid = "b" &amp; rownumber
    cell3 = gradedoc.Sheets (0).getCellrangebyname (colid)
    cell1 = studoc.sheets(0).getcellrangebyname("b3")
    cell1.String = cell2.string &amp; " " &amp; cell3.string
    cell1 = studoc.Sheets(0).getCellrangebyname ("A5")
    
    ' The home work section in the grade report.
    cell1.String = "Homework"
    ' the loop that puts the respective labels and home work score in places.
    for i = 1 to 4
    	rownum = 6 + i
        rowname = "A" &amp; rownum
  	    Cell1 = studoc.Sheets(0).getCellrangebyname (rowname)
  	    Cell1.String = "HW" &amp; i
        rowname = "B" &amp; rownum
  	    Cell1 = studoc.Sheets(0).getCellrangebyname (rowname)
  	    rowname = chr( 68 + i )
  	    rowname = rowname &amp; rownumber
  	    cell2 = gradedoc.sheets(0).getcellrangebyname(rowname)
  	    cell1.value = cell2.value    
	next i
	Cell1 = studoc.Sheets(0).getCellrangebyname ("A12")
    Cell1.String = "Total"
    cell1 = studoc.Sheets(0).getCellrangebyname ("b12")
    cell1.formula = "=b7+b8+b9+b10"
    
    ' the section that handles the quiz scores
    Cell1 = studoc.Sheets(0).getCellrangebyname ("A14")
    Cell1.String = "Quizzes"
    for i = 1 to 4
    	rownum = 15 + i
    	rowname = "A" &amp; rownum
  		Cell1 = studoc.Sheets(0).getCellrangebyname (rowname)
  	    Cell1.String = "Quiz" &amp; i
        rowname = "B" &amp; rownum
  	    Cell1 = studoc.Sheets(0).getCellrangebyname (rowname)
  		rowname = chr( 73 + i )
  		rowname = rowname &amp; rownumber
  		cell2 = gradedoc.sheets(0).getcellrangebyname(rowname)
  		cell1.value = cell2.value    
	next i
	Cell1 = studoc.Sheets(0).getCellrangebyname ("A21")
    Cell1.String = "Total"
    cell1 = studoc.Sheets(0).getCellrangebyname ("b21")
    cell1.formula = "=b16+b17+b18+b19"
    
    ' the section that handles the project scores
    Cell1 = studoc.Sheets(0).getCellrangebyname ("A23")
    Cell1.String = "Project"
    Cell1 = studoc.Sheets(0).getCellrangebyname ("A25")
    Cell1.String = "Presentation"
    Cell1 = studoc.Sheets(0).getCellrangebyname ("B25")
    colid = "o" &amp; rownumber
    cell2 = gradedoc.sheets(0).getcellrangebyname(colid)
    cell1.value = cell2.value
    Cell1 = studoc.Sheets(0).getCellrangebyname ("A26")
    Cell1.String = "Demo"
    Cell1 = studoc.Sheets(0).getCellrangebyname ("B26")
    colid = "p" &amp; rownumber
    cell2 = gradedoc.sheets(0).getcellrangebyname(colid)
    cell1.value = cell2.value
    Cell1 = studoc.Sheets(0).getCellrangebyname ("A28")
    Cell1.String = "Total"
    cell1 = studoc.Sheets(0).getCellrangebyname ("b28")
    cell1.formula = "=b25+b26"
  
  	' letting student know the final scores and final grade.
    Cell1 = studoc.Sheets(0).getCellrangebyname ("d3")
    Cell1.String = "final Total"
    cell1 = studoc.Sheets(0).getCellrangebyname ("e3")
    cell1.formula = "=b12+b21+b28"
    Cell1 = studoc.Sheets(0).getCellrangebyname ("d4")
    Cell1.String = "final grade"
    cell1 = studoc.Sheets(0).getCellrangebyname ("e4")
    colid = "s" &amp; rownumber
    cell2 = gradedoc.sheets(0).getcellrangebyname(colid)
    cell1.string = cell2.string
    
    'this creates the url as the studoc and that will created in the same folder as that of the grade folder as hard coded
    stuurl1 = convertToUrl(stuurl)
    studoc.storeAsUrl (stuurl1, Array())
    
    'getting ythere email address from the spread sheet so can send it
    colid = "d" &amp; rownumber
    cell1 = gradedoc.sheets(0).getcellrangebyname( colid )
    emailid = cell1.string
    
    'closing the documents that were being worked upon
    gradedoc.close(true)
    studoc.close(true)  
    
    'calling the email function.
    sendsheet emailid
end sub

'macro that handles email
sub sendsheet ( email as string )
	Dim eMailAddress, eSubject as String
	Dim eMailer, eMailClient, eMessage as Object
	eMailAddress = email
	eSubject = "Final Grade"
	eMailer = createUnoService("com.sun.star.system.SimpleCommandMail") 'for linux and also have to set the default mail
	'eMailer = createUnoService("com.sun.star.system.SimpleSystemMail") 'for windows
	eMailClient = eMailer.querySimpleMailClient()
	eMessage = eMailClient.createSimpleMailMessage()
	eMessage.setRecipient(eMailAddress)
	eMessage.setSubject(eSubject)
	eMessage.setAttachement(Array(convertToUrl(stuurl)))
	eMailClient.sendSimpleMailMessage (eMessage,com.sun.star.system.SimpleMailClientFlags.NO_USER_INTERFAC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mail_grad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